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34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0.5319in"/>
    </style:style>
    <style:style style:name="co4" style:family="table-column">
      <style:table-column-properties fo:break-before="auto" style:column-width="0.5453in"/>
    </style:style>
    <style:style style:name="co5" style:family="table-column">
      <style:table-column-properties fo:break-before="auto" style:column-width="0.4945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4583in"/>
    </style:style>
    <style:style style:name="co8" style:family="table-column">
      <style:table-column-properties fo:break-before="auto" style:column-width="0.43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811in"/>
    </style:style>
    <style:style style:name="co11" style:family="table-column">
      <style:table-column-properties fo:break-before="auto" style:column-width="0.456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YearSt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>
            <text:p>Badi</text:p>
          </table:table-cell>
          <table:table-cell table:style-name="ce1" office:value-type="string" calcext:value-type="string">
            <text:p>Gregorian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Leap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Day in</text:p>
          </table:table-cell>
          <table:table-cell table:style-name="ce1" office:value-type="string" calcext:value-type="string">
            <text:p>JRG</text:p>
          </table:table-cell>
          <table:table-cell table:style-name="ce1" table:number-columns-repeated="2"/>
          <table:table-cell table:style-name="ce1" office:value-type="string" calcext:value-type="string">
            <text:p>CJN</text:p>
          </table:table-cell>
          <table:table-cell table:style-name="ce1"/>
          <table:table-cell table:style-name="ce1" office:value-type="string" calcext:value-type="string">
            <text:p>JRG</text:p>
          </table:table-cell>
          <table:table-cell table:style-name="ce1" table:number-columns-repeated="1010"/>
        </table:table-row>
        <table:table-row table:style-name="ro1">
          <table:table-cell table:number-columns-repeated="2"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number-columns-repeated="2" table:style-name="ce1" office:value-type="string" calcext:value-type="string">
            <text:p>Name</text:p>
          </table:table-cell>
          <table:table-cell table:number-columns-repeated="3" table:style-name="ce1" office:value-type="string" calcext:value-type="string">
            <text:p>Year</text:p>
          </table:table-cell>
          <table:table-cell table:style-name="ce1" office:value-type="string" calcext:value-type="string">
            <text:p>Leap</text:p>
          </table:table-cell>
          <table:table-cell table:style-name="ce1"/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Badi</text:p>
          </table:table-cell>
          <table:table-cell table:style-name="ce1" office:value-type="string" calcext:value-type="string">
            <text:p>Greg/Badi</text:p>
          </table:table-cell>
          <table:table-cell table:style-name="ce1" office:value-type="string" calcext:value-type="string">
            <text:p>Badi</text:p>
          </table:table-cell>
          <table:table-cell table:style-name="ce1" office:value-type="string" calcext:value-type="string">
            <text:p>Greg/Badi</text:p>
          </table:table-cell>
          <table:table-cell/>
          <table:table-cell table:style-name="ce1"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number-columns-repeated="5" table:style-name="ce1" office:value-type="string" calcext:value-type="string">
            <text:p>Le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1, 1, 1)</text:p>
          </table:table-cell>
          <table:table-cell office:value-type="string" calcext:value-type="string">
            <text:p>(1844, 3, 19.76211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5" table:style-name="ce1" office:value-type="string" calcext:value-type="string">
            <text:p>Yea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, 1, 1)</text:p>
          </table:table-cell>
          <table:table-cell office:value-type="string" calcext:value-type="string">
            <text:p>(1845, 3, 20.76197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3, 1, 1)</text:p>
          </table:table-cell>
          <table:table-cell office:value-type="string" calcext:value-type="string">
            <text:p>(1846, 3, 20.76183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44" calcext:value-type="float">
            <text:p>18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44" calcext:value-type="float">
            <text:p>1844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(4, 1, 1)</text:p>
          </table:table-cell>
          <table:table-cell office:value-type="string" calcext:value-type="string">
            <text:p>(1847, 3, 20.76168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848" calcext:value-type="float">
            <text:p>18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48" calcext:value-type="float">
            <text:p>184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47" calcext:value-type="float">
            <text:p>184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, 1, 1)</text:p>
          </table:table-cell>
          <table:table-cell office:value-type="string" calcext:value-type="string">
            <text:p>(1848, 3, 19.7621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52" calcext:value-type="float">
            <text:p>185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52" calcext:value-type="float">
            <text:p>18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51" calcext:value-type="float">
            <text:p>18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6, 1, 1)</text:p>
          </table:table-cell>
          <table:table-cell office:value-type="string" calcext:value-type="string">
            <text:p>(1849, 3, 20.76198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856" calcext:value-type="float">
            <text:p>185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55" calcext:value-type="float">
            <text:p>185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7, 1, 1)</text:p>
          </table:table-cell>
          <table:table-cell office:value-type="string" calcext:value-type="string">
            <text:p>(1850, 3, 20.76184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59" calcext:value-type="float">
            <text:p>185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8, 1, 1)</text:p>
          </table:table-cell>
          <table:table-cell office:value-type="string" calcext:value-type="string">
            <text:p>(1851, 3, 20.76170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864" calcext:value-type="float">
            <text:p>186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65" calcext:value-type="float">
            <text:p>186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63" calcext:value-type="float">
            <text:p>186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9, 1, 1)</text:p>
          </table:table-cell>
          <table:table-cell office:value-type="string" calcext:value-type="string">
            <text:p>(1852, 3, 19.762137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68" calcext:value-type="float">
            <text:p>186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869" calcext:value-type="float">
            <text:p>186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67" calcext:value-type="float">
            <text:p>18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0, 1, 1)</text:p>
          </table:table-cell>
          <table:table-cell office:value-type="string" calcext:value-type="string">
            <text:p>(1853, 3, 20.76199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72" calcext:value-type="float">
            <text:p>187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873" calcext:value-type="float">
            <text:p>187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871" calcext:value-type="float">
            <text:p>18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1, 1, 1)</text:p>
          </table:table-cell>
          <table:table-cell office:value-type="string" calcext:value-type="string">
            <text:p>(1854, 3, 20.761857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877" calcext:value-type="float">
            <text:p>187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877" calcext:value-type="float">
            <text:p>18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2, 1, 1)</text:p>
          </table:table-cell>
          <table:table-cell office:value-type="string" calcext:value-type="string">
            <text:p>(1855, 3, 20.761717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880" calcext:value-type="float">
            <text:p>188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881" calcext:value-type="float">
            <text:p>188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879" calcext:value-type="float">
            <text:p>187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3, 1, 1)</text:p>
          </table:table-cell>
          <table:table-cell office:value-type="string" calcext:value-type="string">
            <text:p>(1856, 3, 19.76215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84" calcext:value-type="float">
            <text:p>188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885" calcext:value-type="float">
            <text:p>188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83" calcext:value-type="float">
            <text:p>18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4, 1, 1)</text:p>
          </table:table-cell>
          <table:table-cell office:value-type="string" calcext:value-type="string">
            <text:p>(1857, 3, 20.76201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88" calcext:value-type="float">
            <text:p>188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889" calcext:value-type="float">
            <text:p>188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887" calcext:value-type="float">
            <text:p>18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5, 1, 1)</text:p>
          </table:table-cell>
          <table:table-cell office:value-type="string" calcext:value-type="string">
            <text:p>(1858, 3, 20.76187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892" calcext:value-type="float">
            <text:p>189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893" calcext:value-type="float">
            <text:p>189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891" calcext:value-type="float">
            <text:p>189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6, 1, 1)</text:p>
          </table:table-cell>
          <table:table-cell office:value-type="string" calcext:value-type="string">
            <text:p>(1859, 3, 20.76173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896" calcext:value-type="float">
            <text:p>189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898" calcext:value-type="float">
            <text:p>189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895" calcext:value-type="float">
            <text:p>18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7, 1, 1)</text:p>
          </table:table-cell>
          <table:table-cell office:value-type="string" calcext:value-type="string">
            <text:p>(1860, 3, 19.76217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04" calcext:value-type="float">
            <text:p>190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902" calcext:value-type="float">
            <text:p>190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3" calcext:value-type="float">
            <text:p>190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8, 1, 1)</text:p>
          </table:table-cell>
          <table:table-cell office:value-type="string" calcext:value-type="string">
            <text:p>(1861, 3, 20.762036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08" calcext:value-type="float">
            <text:p>190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906" calcext:value-type="float">
            <text:p>190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907" calcext:value-type="float">
            <text:p>190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19, 1, 1)</text:p>
          </table:table-cell>
          <table:table-cell office:value-type="string" calcext:value-type="string">
            <text:p>(1862, 3, 20.761896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12" calcext:value-type="float">
            <text:p>191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910" calcext:value-type="float">
            <text:p>191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911" calcext:value-type="float">
            <text:p>19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0, 1, 1)</text:p>
          </table:table-cell>
          <table:table-cell office:value-type="string" calcext:value-type="string">
            <text:p>(1863, 3, 20.76175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16" calcext:value-type="float">
            <text:p>191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914" calcext:value-type="float">
            <text:p>191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915" calcext:value-type="float">
            <text:p>191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1, 1, 1)</text:p>
          </table:table-cell>
          <table:table-cell office:value-type="string" calcext:value-type="string">
            <text:p>(1864, 3, 19.76219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918" calcext:value-type="float">
            <text:p>191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919" calcext:value-type="float">
            <text:p>191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2, 1, 1)</text:p>
          </table:table-cell>
          <table:table-cell office:value-type="string" calcext:value-type="string">
            <text:p>(1865, 3, 19.7620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922" calcext:value-type="float">
            <text:p>192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923" calcext:value-type="float">
            <text:p>19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3, 1, 1)</text:p>
          </table:table-cell>
          <table:table-cell office:value-type="string" calcext:value-type="string">
            <text:p>(1866, 3, 20.761909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28" calcext:value-type="float">
            <text:p>192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926" calcext:value-type="float">
            <text:p>192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927" calcext:value-type="float">
            <text:p>192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4, 1, 1)</text:p>
          </table:table-cell>
          <table:table-cell office:value-type="string" calcext:value-type="string">
            <text:p>(1867, 3, 20.761768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32" calcext:value-type="float">
            <text:p>193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931" calcext:value-type="float">
            <text:p>193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931" calcext:value-type="float">
            <text:p>193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5, 1, 1)</text:p>
          </table:table-cell>
          <table:table-cell office:value-type="string" calcext:value-type="string">
            <text:p>(1868, 3, 19.76220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36" calcext:value-type="float">
            <text:p>193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935" calcext:value-type="float">
            <text:p>193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935" calcext:value-type="float">
            <text:p>19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6, 1, 1)</text:p>
          </table:table-cell>
          <table:table-cell office:value-type="string" calcext:value-type="string">
            <text:p>(1869, 3, 19.76206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40" calcext:value-type="float">
            <text:p>194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939" calcext:value-type="float">
            <text:p>193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939" calcext:value-type="float">
            <text:p>193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7, 1, 1)</text:p>
          </table:table-cell>
          <table:table-cell office:value-type="string" calcext:value-type="string">
            <text:p>(1870, 3, 20.7619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44" calcext:value-type="float">
            <text:p>194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43" calcext:value-type="float">
            <text:p>194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43" calcext:value-type="float">
            <text:p>19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8, 1, 1)</text:p>
          </table:table-cell>
          <table:table-cell office:value-type="string" calcext:value-type="string">
            <text:p>(1871, 3, 20.7617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947" calcext:value-type="float">
            <text:p>1947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947" calcext:value-type="float">
            <text:p>194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29, 1, 1)</text:p>
          </table:table-cell>
          <table:table-cell office:value-type="string" calcext:value-type="string">
            <text:p>(1872, 3, 19.762217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52" calcext:value-type="float">
            <text:p>195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951" calcext:value-type="float">
            <text:p>195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951" calcext:value-type="float">
            <text:p>19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0, 1, 1)</text:p>
          </table:table-cell>
          <table:table-cell office:value-type="string" calcext:value-type="string">
            <text:p>(1873, 3, 19.76207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955" calcext:value-type="float">
            <text:p>195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955" calcext:value-type="float">
            <text:p>195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1, 1, 1)</text:p>
          </table:table-cell>
          <table:table-cell office:value-type="string" calcext:value-type="string">
            <text:p>(1874, 3, 20.76193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60" calcext:value-type="float">
            <text:p>1960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960" calcext:value-type="float">
            <text:p>1960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959" calcext:value-type="float">
            <text:p>195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2, 1, 1)</text:p>
          </table:table-cell>
          <table:table-cell office:value-type="string" calcext:value-type="string">
            <text:p>(1875, 3, 20.76179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64" calcext:value-type="float">
            <text:p>196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964" calcext:value-type="float">
            <text:p>196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963" calcext:value-type="float">
            <text:p>196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3, 1, 1)</text:p>
          </table:table-cell>
          <table:table-cell office:value-type="string" calcext:value-type="string">
            <text:p>(1876, 3, 19.76223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68" calcext:value-type="float">
            <text:p>196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968" calcext:value-type="float">
            <text:p>1968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967" calcext:value-type="float">
            <text:p>19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4, 1, 1)</text:p>
          </table:table-cell>
          <table:table-cell office:value-type="string" calcext:value-type="string">
            <text:p>(1877, 3, 19.76209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72" calcext:value-type="float">
            <text:p>1972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972" calcext:value-type="float">
            <text:p>1972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971" calcext:value-type="float">
            <text:p>19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5, 1, 1)</text:p>
          </table:table-cell>
          <table:table-cell office:value-type="string" calcext:value-type="string">
            <text:p>(1878, 3, 20.76195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76" calcext:value-type="float">
            <text:p>197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976" calcext:value-type="float">
            <text:p>1976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975" calcext:value-type="float">
            <text:p>197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6, 1, 1)</text:p>
          </table:table-cell>
          <table:table-cell office:value-type="string" calcext:value-type="string">
            <text:p>(1879, 3, 20.76181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80" calcext:value-type="float">
            <text:p>1980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980" calcext:value-type="float">
            <text:p>198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979" calcext:value-type="float">
            <text:p>197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7, 1, 1)</text:p>
          </table:table-cell>
          <table:table-cell office:value-type="string" calcext:value-type="string">
            <text:p>(1880, 3, 19.762257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84" calcext:value-type="float">
            <text:p>1984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984" calcext:value-type="float">
            <text:p>1984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983" calcext:value-type="float">
            <text:p>19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8, 1, 1)</text:p>
          </table:table-cell>
          <table:table-cell office:value-type="string" calcext:value-type="string">
            <text:p>(1881, 3, 19.76211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987" calcext:value-type="float">
            <text:p>19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39, 1, 1)</text:p>
          </table:table-cell>
          <table:table-cell office:value-type="string" calcext:value-type="string">
            <text:p>(1882, 3, 20.76197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992" calcext:value-type="float">
            <text:p>199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93" calcext:value-type="float">
            <text:p>1993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991" calcext:value-type="float">
            <text:p>199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0, 1, 1)</text:p>
          </table:table-cell>
          <table:table-cell office:value-type="string" calcext:value-type="string">
            <text:p>(1883, 3, 20.76183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996" calcext:value-type="float">
            <text:p>199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995" calcext:value-type="float">
            <text:p>19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1, 1, 1)</text:p>
          </table:table-cell>
          <table:table-cell office:value-type="string" calcext:value-type="string">
            <text:p>(1884, 3, 19.7622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999" calcext:value-type="float">
            <text:p>19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2, 1, 1)</text:p>
          </table:table-cell>
          <table:table-cell office:value-type="string" calcext:value-type="string">
            <text:p>(1885, 3, 19.76212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003" calcext:value-type="float">
            <text:p>200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3, 1, 1)</text:p>
          </table:table-cell>
          <table:table-cell office:value-type="string" calcext:value-type="string">
            <text:p>(1886, 3, 20.761987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2007" calcext:value-type="float">
            <text:p>200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4, 1, 1)</text:p>
          </table:table-cell>
          <table:table-cell office:value-type="string" calcext:value-type="string">
            <text:p>(1887, 3, 20.76184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011" calcext:value-type="float">
            <text:p>20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5, 1, 1)</text:p>
          </table:table-cell>
          <table:table-cell office:value-type="string" calcext:value-type="string">
            <text:p>(1888, 3, 19.76228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017" calcext:value-type="float">
            <text:p>20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6, 1, 1)</text:p>
          </table:table-cell>
          <table:table-cell office:value-type="string" calcext:value-type="string">
            <text:p>(1889, 3, 19.76214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2021" calcext:value-type="float">
            <text:p>20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7, 1, 1)</text:p>
          </table:table-cell>
          <table:table-cell office:value-type="string" calcext:value-type="string">
            <text:p>(1890, 3, 20.76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2025" calcext:value-type="float">
            <text:p>20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8, 1, 1)</text:p>
          </table:table-cell>
          <table:table-cell office:value-type="string" calcext:value-type="string">
            <text:p>(1891, 3, 20.7618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028" calcext:value-type="float">
            <text:p>202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30" calcext:value-type="float">
            <text:p>20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49, 1, 1)</text:p>
          </table:table-cell>
          <table:table-cell office:value-type="string" calcext:value-type="string">
            <text:p>(1892, 3, 19.76229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32" calcext:value-type="float">
            <text:p>2032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034" calcext:value-type="float">
            <text:p>2034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034" calcext:value-type="float">
            <text:p>203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0, 1, 1)</text:p>
          </table:table-cell>
          <table:table-cell office:value-type="string" calcext:value-type="string">
            <text:p>(1893, 3, 19.76215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36" calcext:value-type="float">
            <text:p>2036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038" calcext:value-type="float">
            <text:p>2038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038" calcext:value-type="float">
            <text:p>20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1, 1, 1)</text:p>
          </table:table-cell>
          <table:table-cell office:value-type="string" calcext:value-type="string">
            <text:p>(1894, 3, 20.762019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40" calcext:value-type="float">
            <text:p>2040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42" calcext:value-type="float">
            <text:p>2042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42" calcext:value-type="float">
            <text:p>20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2, 1, 1)</text:p>
          </table:table-cell>
          <table:table-cell office:value-type="string" calcext:value-type="string">
            <text:p>(1895, 3, 20.76188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044" calcext:value-type="float">
            <text:p>204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46" calcext:value-type="float">
            <text:p>2046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46" calcext:value-type="float">
            <text:p>204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3, 1, 1)</text:p>
          </table:table-cell>
          <table:table-cell office:value-type="string" calcext:value-type="string">
            <text:p>(1896, 3, 19.76231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50" calcext:value-type="float">
            <text:p>2050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50" calcext:value-type="float">
            <text:p>205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4, 1, 1)</text:p>
          </table:table-cell>
          <table:table-cell office:value-type="string" calcext:value-type="string">
            <text:p>(1897, 3, 19.7621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52" calcext:value-type="float">
            <text:p>2052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054" calcext:value-type="float">
            <text:p>205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054" calcext:value-type="float">
            <text:p>205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5, 1, 1)</text:p>
          </table:table-cell>
          <table:table-cell office:value-type="string" calcext:value-type="string">
            <text:p>(1898, 3, 19.7620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56" calcext:value-type="float">
            <text:p>205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59" calcext:value-type="float">
            <text:p>2059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59" calcext:value-type="float">
            <text:p>205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6, 1, 1)</text:p>
          </table:table-cell>
          <table:table-cell office:value-type="string" calcext:value-type="string">
            <text:p>(1899, 3, 20.76189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63" calcext:value-type="float">
            <text:p>2063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63" calcext:value-type="float">
            <text:p>206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7, 1, 1)</text:p>
          </table:table-cell>
          <table:table-cell office:value-type="string" calcext:value-type="string">
            <text:p>(1900, 3, 20.76233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64" calcext:value-type="float">
            <text:p>206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67" calcext:value-type="float">
            <text:p>2067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67" calcext:value-type="float">
            <text:p>206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8, 1, 1)</text:p>
          </table:table-cell>
          <table:table-cell office:value-type="string" calcext:value-type="string">
            <text:p>(1901, 3, 20.76219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2068" calcext:value-type="float">
            <text:p>2068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71" calcext:value-type="float">
            <text:p>207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71" calcext:value-type="float">
            <text:p>20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59, 1, 1)</text:p>
          </table:table-cell>
          <table:table-cell office:value-type="string" calcext:value-type="string">
            <text:p>(1902, 3, 20.76205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0, 1, 1)</text:p>
          </table:table-cell>
          <table:table-cell office:value-type="string" calcext:value-type="string">
            <text:p>(1903, 3, 21.76191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1, 1, 1)</text:p>
          </table:table-cell>
          <table:table-cell office:value-type="string" calcext:value-type="string">
            <text:p>(1904, 3, 20.76234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2, 1, 1)</text:p>
          </table:table-cell>
          <table:table-cell office:value-type="string" calcext:value-type="string">
            <text:p>(1905, 3, 20.762207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3, 1, 1)</text:p>
          </table:table-cell>
          <table:table-cell office:value-type="string" calcext:value-type="string">
            <text:p>(1906, 3, 20.76206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4, 1, 1)</text:p>
          </table:table-cell>
          <table:table-cell office:value-type="string" calcext:value-type="string">
            <text:p>(1907, 3, 21.7619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5, 1, 1)</text:p>
          </table:table-cell>
          <table:table-cell office:value-type="string" calcext:value-type="string">
            <text:p>(1908, 3, 20.76236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6, 1, 1)</text:p>
          </table:table-cell>
          <table:table-cell office:value-type="string" calcext:value-type="string">
            <text:p>(1909, 3, 20.76222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7, 1, 1)</text:p>
          </table:table-cell>
          <table:table-cell office:value-type="string" calcext:value-type="string">
            <text:p>(1910, 3, 20.7620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8, 1, 1)</text:p>
          </table:table-cell>
          <table:table-cell office:value-type="string" calcext:value-type="string">
            <text:p>(1911, 3, 21.76194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69, 1, 1)</text:p>
          </table:table-cell>
          <table:table-cell office:value-type="string" calcext:value-type="string">
            <text:p>(1912, 3, 20.76237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0, 1, 1)</text:p>
          </table:table-cell>
          <table:table-cell office:value-type="string" calcext:value-type="string">
            <text:p>(1913, 3, 20.762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1, 1, 1)</text:p>
          </table:table-cell>
          <table:table-cell office:value-type="string" calcext:value-type="string">
            <text:p>(1914, 3, 20.76210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2, 1, 1)</text:p>
          </table:table-cell>
          <table:table-cell office:value-type="string" calcext:value-type="string">
            <text:p>(1915, 3, 21.76196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3, 1, 1)</text:p>
          </table:table-cell>
          <table:table-cell office:value-type="string" calcext:value-type="string">
            <text:p>(1916, 3, 20.762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4, 1, 1)</text:p>
          </table:table-cell>
          <table:table-cell office:value-type="string" calcext:value-type="string">
            <text:p>(1917, 3, 20.7622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5, 1, 1)</text:p>
          </table:table-cell>
          <table:table-cell office:value-type="string" calcext:value-type="string">
            <text:p>(1918, 3, 20.76211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6, 1, 1)</text:p>
          </table:table-cell>
          <table:table-cell office:value-type="string" calcext:value-type="string">
            <text:p>(1919, 3, 21.76197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7, 1, 1)</text:p>
          </table:table-cell>
          <table:table-cell office:value-type="string" calcext:value-type="string">
            <text:p>(1920, 3, 20.76241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8, 1, 1)</text:p>
          </table:table-cell>
          <table:table-cell office:value-type="string" calcext:value-type="string">
            <text:p>(1921, 3, 20.76227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79, 1, 1)</text:p>
          </table:table-cell>
          <table:table-cell office:value-type="string" calcext:value-type="string">
            <text:p>(1922, 3, 20.76213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0, 1, 1)</text:p>
          </table:table-cell>
          <table:table-cell office:value-type="string" calcext:value-type="string">
            <text:p>(1923, 3, 21.7619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1, 1, 1)</text:p>
          </table:table-cell>
          <table:table-cell office:value-type="string" calcext:value-type="string">
            <text:p>(1924, 3, 20.762427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2, 1, 1)</text:p>
          </table:table-cell>
          <table:table-cell office:value-type="string" calcext:value-type="string">
            <text:p>(1925, 3, 20.76228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3, 1, 1)</text:p>
          </table:table-cell>
          <table:table-cell office:value-type="string" calcext:value-type="string">
            <text:p>(1926, 3, 20.76214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4, 1, 1)</text:p>
          </table:table-cell>
          <table:table-cell office:value-type="string" calcext:value-type="string">
            <text:p>(1927, 3, 21.76200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5, 1, 1)</text:p>
          </table:table-cell>
          <table:table-cell office:value-type="string" calcext:value-type="string">
            <text:p>(1928, 3, 20.76244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6, 1, 1)</text:p>
          </table:table-cell>
          <table:table-cell office:value-type="string" calcext:value-type="string">
            <text:p>(1929, 3, 20.76230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7, 1, 1)</text:p>
          </table:table-cell>
          <table:table-cell office:value-type="string" calcext:value-type="string">
            <text:p>(1930, 3, 20.76216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8, 1, 1)</text:p>
          </table:table-cell>
          <table:table-cell office:value-type="string" calcext:value-type="string">
            <text:p>(1931, 3, 20.76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89, 1, 1)</text:p>
          </table:table-cell>
          <table:table-cell office:value-type="string" calcext:value-type="string">
            <text:p>(1932, 3, 20.76246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0, 1, 1)</text:p>
          </table:table-cell>
          <table:table-cell office:value-type="string" calcext:value-type="string">
            <text:p>(1933, 3, 20.76232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1, 1, 1)</text:p>
          </table:table-cell>
          <table:table-cell office:value-type="string" calcext:value-type="string">
            <text:p>(1934, 3, 20.76218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2, 1, 1)</text:p>
          </table:table-cell>
          <table:table-cell office:value-type="string" calcext:value-type="string">
            <text:p>(1935, 3, 20.76204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3, 1, 1)</text:p>
          </table:table-cell>
          <table:table-cell office:value-type="string" calcext:value-type="string">
            <text:p>(1936, 3, 20.7624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4, 1, 1)</text:p>
          </table:table-cell>
          <table:table-cell office:value-type="string" calcext:value-type="string">
            <text:p>(1937, 3, 20.76233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5, 1, 1)</text:p>
          </table:table-cell>
          <table:table-cell office:value-type="string" calcext:value-type="string">
            <text:p>(1938, 3, 20.76219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6, 1, 1)</text:p>
          </table:table-cell>
          <table:table-cell office:value-type="string" calcext:value-type="string">
            <text:p>(1939, 3, 20.762057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7, 1, 1)</text:p>
          </table:table-cell>
          <table:table-cell office:value-type="string" calcext:value-type="string">
            <text:p>(1940, 3, 20.76249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8, 1, 1)</text:p>
          </table:table-cell>
          <table:table-cell office:value-type="string" calcext:value-type="string">
            <text:p>(1941, 3, 20.76235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99, 1, 1)</text:p>
          </table:table-cell>
          <table:table-cell office:value-type="string" calcext:value-type="string">
            <text:p>(1942, 3, 20.7622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0, 1, 1)</text:p>
          </table:table-cell>
          <table:table-cell office:value-type="string" calcext:value-type="string">
            <text:p>(1943, 3, 20.76206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1, 1, 1)</text:p>
          </table:table-cell>
          <table:table-cell office:value-type="string" calcext:value-type="string">
            <text:p>(1944, 3, 20.76192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2, 1, 1)</text:p>
          </table:table-cell>
          <table:table-cell office:value-type="string" calcext:value-type="string">
            <text:p>(1945, 3, 20.76178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3, 1, 1)</text:p>
          </table:table-cell>
          <table:table-cell office:value-type="string" calcext:value-type="string">
            <text:p>(1946, 3, 20.76164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4, 1, 1)</text:p>
          </table:table-cell>
          <table:table-cell office:value-type="string" calcext:value-type="string">
            <text:p>(1947, 3, 20.76150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5, 1, 1)</text:p>
          </table:table-cell>
          <table:table-cell office:value-type="string" calcext:value-type="string">
            <text:p>(1948, 3, 20.76194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6, 1, 1)</text:p>
          </table:table-cell>
          <table:table-cell office:value-type="string" calcext:value-type="string">
            <text:p>(1949, 3, 20.76180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7, 1, 1)</text:p>
          </table:table-cell>
          <table:table-cell office:value-type="string" calcext:value-type="string">
            <text:p>(1950, 3, 20.76166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8, 1, 1)</text:p>
          </table:table-cell>
          <table:table-cell office:value-type="string" calcext:value-type="string">
            <text:p>(1951, 3, 20.7615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09, 1, 1)</text:p>
          </table:table-cell>
          <table:table-cell office:value-type="string" calcext:value-type="string">
            <text:p>(1952, 3, 20.76196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0, 1, 1)</text:p>
          </table:table-cell>
          <table:table-cell office:value-type="string" calcext:value-type="string">
            <text:p>(1953, 3, 20.76182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1, 1, 1)</text:p>
          </table:table-cell>
          <table:table-cell office:value-type="string" calcext:value-type="string">
            <text:p>(1954, 3, 20.76168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2, 1, 1)</text:p>
          </table:table-cell>
          <table:table-cell office:value-type="string" calcext:value-type="string">
            <text:p>(1955, 3, 20.76154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3, 1, 1)</text:p>
          </table:table-cell>
          <table:table-cell office:value-type="string" calcext:value-type="string">
            <text:p>(1956, 3, 20.76198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4, 1, 1)</text:p>
          </table:table-cell>
          <table:table-cell office:value-type="string" calcext:value-type="string">
            <text:p>(1957, 3, 20.761839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5, 1, 1)</text:p>
          </table:table-cell>
          <table:table-cell office:value-type="string" calcext:value-type="string">
            <text:p>(1958, 3, 20.761697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6, 1, 1)</text:p>
          </table:table-cell>
          <table:table-cell office:value-type="string" calcext:value-type="string">
            <text:p>(1959, 3, 20.76155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7, 1, 1)</text:p>
          </table:table-cell>
          <table:table-cell office:value-type="string" calcext:value-type="string">
            <text:p>(1960, 3, 19.76199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8, 1, 1)</text:p>
          </table:table-cell>
          <table:table-cell office:value-type="string" calcext:value-type="string">
            <text:p>(1961, 3, 20.7618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19, 1, 1)</text:p>
          </table:table-cell>
          <table:table-cell office:value-type="string" calcext:value-type="string">
            <text:p>(1962, 3, 20.761708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0, 1, 1)</text:p>
          </table:table-cell>
          <table:table-cell office:value-type="string" calcext:value-type="string">
            <text:p>(1963, 3, 20.761566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1, 1, 1)</text:p>
          </table:table-cell>
          <table:table-cell office:value-type="string" calcext:value-type="string">
            <text:p>(1964, 3, 19.76200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2, 1, 1)</text:p>
          </table:table-cell>
          <table:table-cell office:value-type="string" calcext:value-type="string">
            <text:p>(1965, 3, 20.76186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3, 1, 1)</text:p>
          </table:table-cell>
          <table:table-cell office:value-type="string" calcext:value-type="string">
            <text:p>(1966, 3, 20.7617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4, 1, 1)</text:p>
          </table:table-cell>
          <table:table-cell office:value-type="string" calcext:value-type="string">
            <text:p>(1967, 3, 20.76158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5, 1, 1)</text:p>
          </table:table-cell>
          <table:table-cell office:value-type="string" calcext:value-type="string">
            <text:p>(1968, 3, 19.76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6, 1, 1)</text:p>
          </table:table-cell>
          <table:table-cell office:value-type="string" calcext:value-type="string">
            <text:p>(1969, 3, 20.76188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7, 1, 1)</text:p>
          </table:table-cell>
          <table:table-cell office:value-type="string" calcext:value-type="string">
            <text:p>(1970, 3, 20.76174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8, 1, 1)</text:p>
          </table:table-cell>
          <table:table-cell office:value-type="string" calcext:value-type="string">
            <text:p>(1971, 3, 20.76160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29, 1, 1)</text:p>
          </table:table-cell>
          <table:table-cell office:value-type="string" calcext:value-type="string">
            <text:p>(1972, 3, 19.76204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0, 1, 1)</text:p>
          </table:table-cell>
          <table:table-cell office:value-type="string" calcext:value-type="string">
            <text:p>(1973, 3, 20.76190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1, 1, 1)</text:p>
          </table:table-cell>
          <table:table-cell office:value-type="string" calcext:value-type="string">
            <text:p>(1974, 3, 20.76176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2, 1, 1)</text:p>
          </table:table-cell>
          <table:table-cell office:value-type="string" calcext:value-type="string">
            <text:p>(1975, 3, 20.76162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3, 1, 1)</text:p>
          </table:table-cell>
          <table:table-cell office:value-type="string" calcext:value-type="string">
            <text:p>(1976, 3, 19.762059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4, 1, 1)</text:p>
          </table:table-cell>
          <table:table-cell office:value-type="string" calcext:value-type="string">
            <text:p>(1977, 3, 20.76191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5, 1, 1)</text:p>
          </table:table-cell>
          <table:table-cell office:value-type="string" calcext:value-type="string">
            <text:p>(1978, 3, 20.76177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6, 1, 1)</text:p>
          </table:table-cell>
          <table:table-cell office:value-type="string" calcext:value-type="string">
            <text:p>(1979, 3, 20.76163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7, 1, 1)</text:p>
          </table:table-cell>
          <table:table-cell office:value-type="string" calcext:value-type="string">
            <text:p>(1980, 3, 19.7620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8, 1, 1)</text:p>
          </table:table-cell>
          <table:table-cell office:value-type="string" calcext:value-type="string">
            <text:p>(1981, 3, 20.76192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39, 1, 1)</text:p>
          </table:table-cell>
          <table:table-cell office:value-type="string" calcext:value-type="string">
            <text:p>(1982, 3, 20.76178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0, 1, 1)</text:p>
          </table:table-cell>
          <table:table-cell office:value-type="string" calcext:value-type="string">
            <text:p>(1983, 3, 20.76164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1, 1, 1)</text:p>
          </table:table-cell>
          <table:table-cell office:value-type="string" calcext:value-type="string">
            <text:p>(1984, 3, 19.76208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2, 1, 1)</text:p>
          </table:table-cell>
          <table:table-cell office:value-type="string" calcext:value-type="string">
            <text:p>(1985, 3, 20.76194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3, 1, 1)</text:p>
          </table:table-cell>
          <table:table-cell office:value-type="string" calcext:value-type="string">
            <text:p>(1986, 3, 20.76180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4, 1, 1)</text:p>
          </table:table-cell>
          <table:table-cell office:value-type="string" calcext:value-type="string">
            <text:p>(1987, 3, 20.76166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5, 1, 1)</text:p>
          </table:table-cell>
          <table:table-cell office:value-type="string" calcext:value-type="string">
            <text:p>(1988, 3, 19.762105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6, 1, 1)</text:p>
          </table:table-cell>
          <table:table-cell office:value-type="string" calcext:value-type="string">
            <text:p>(1989, 3, 20.76196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7, 1, 1)</text:p>
          </table:table-cell>
          <table:table-cell office:value-type="string" calcext:value-type="string">
            <text:p>(1990, 3, 20.76182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8, 1, 1)</text:p>
          </table:table-cell>
          <table:table-cell office:value-type="string" calcext:value-type="string">
            <text:p>(1991, 3, 20.76168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49, 1, 1)</text:p>
          </table:table-cell>
          <table:table-cell office:value-type="string" calcext:value-type="string">
            <text:p>(1992, 3, 19.7621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0, 1, 1)</text:p>
          </table:table-cell>
          <table:table-cell office:value-type="string" calcext:value-type="string">
            <text:p>(1993, 3, 19.76198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1, 1, 1)</text:p>
          </table:table-cell>
          <table:table-cell office:value-type="string" calcext:value-type="string">
            <text:p>(1994, 3, 20.7618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2, 1, 1)</text:p>
          </table:table-cell>
          <table:table-cell office:value-type="string" calcext:value-type="string">
            <text:p>(1995, 3, 20.76169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3, 1, 1)</text:p>
          </table:table-cell>
          <table:table-cell office:value-type="string" calcext:value-type="string">
            <text:p>(1996, 3, 19.762137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4, 1, 1)</text:p>
          </table:table-cell>
          <table:table-cell office:value-type="string" calcext:value-type="string">
            <text:p>(1997, 3, 19.76199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5, 1, 1)</text:p>
          </table:table-cell>
          <table:table-cell office:value-type="string" calcext:value-type="string">
            <text:p>(1998, 3, 20.76185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6, 1, 1)</text:p>
          </table:table-cell>
          <table:table-cell office:value-type="string" calcext:value-type="string">
            <text:p>(1999, 3, 20.76170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7, 1, 1)</text:p>
          </table:table-cell>
          <table:table-cell office:value-type="string" calcext:value-type="string">
            <text:p>(2000, 3, 19.76214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8, 1, 1)</text:p>
          </table:table-cell>
          <table:table-cell office:value-type="string" calcext:value-type="string">
            <text:p>(2001, 3, 19.76200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59, 1, 1)</text:p>
          </table:table-cell>
          <table:table-cell office:value-type="string" calcext:value-type="string">
            <text:p>(2002, 3, 20.76186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0, 1, 1)</text:p>
          </table:table-cell>
          <table:table-cell office:value-type="string" calcext:value-type="string">
            <text:p>(2003, 3, 20.7617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1, 1, 1)</text:p>
          </table:table-cell>
          <table:table-cell office:value-type="string" calcext:value-type="string">
            <text:p>(2004, 3, 19.76216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2, 1, 1)</text:p>
          </table:table-cell>
          <table:table-cell office:value-type="string" calcext:value-type="string">
            <text:p>(2005, 3, 19.76202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3, 1, 1)</text:p>
          </table:table-cell>
          <table:table-cell office:value-type="string" calcext:value-type="string">
            <text:p>(2006, 3, 20.76188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4, 1, 1)</text:p>
          </table:table-cell>
          <table:table-cell office:value-type="string" calcext:value-type="string">
            <text:p>(2007, 3, 20.76174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5, 1, 1)</text:p>
          </table:table-cell>
          <table:table-cell office:value-type="string" calcext:value-type="string">
            <text:p>(2008, 3, 19.76218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6, 1, 1)</text:p>
          </table:table-cell>
          <table:table-cell office:value-type="string" calcext:value-type="string">
            <text:p>(2009, 3, 19.76204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7, 1, 1)</text:p>
          </table:table-cell>
          <table:table-cell office:value-type="string" calcext:value-type="string">
            <text:p>(2010, 3, 20.76190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8, 1, 1)</text:p>
          </table:table-cell>
          <table:table-cell office:value-type="string" calcext:value-type="string">
            <text:p>(2011, 3, 20.7617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69, 1, 1)</text:p>
          </table:table-cell>
          <table:table-cell office:value-type="string" calcext:value-type="string">
            <text:p>(2012, 3, 19.76220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0, 1, 1)</text:p>
          </table:table-cell>
          <table:table-cell office:value-type="string" calcext:value-type="string">
            <text:p>(2013, 3, 19.7620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1, 1, 1)</text:p>
          </table:table-cell>
          <table:table-cell office:value-type="string" calcext:value-type="string">
            <text:p>(2014, 3, 20.761918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2, 1, 1)</text:p>
          </table:table-cell>
          <table:table-cell office:value-type="string" calcext:value-type="string">
            <text:p>(2015, 3, 20.76177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3, 1, 1)</text:p>
          </table:table-cell>
          <table:table-cell office:value-type="string" calcext:value-type="string">
            <text:p>(2016, 3, 19.76221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4, 1, 1)</text:p>
          </table:table-cell>
          <table:table-cell office:value-type="string" calcext:value-type="string">
            <text:p>(2017, 3, 19.76207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5, 1, 1)</text:p>
          </table:table-cell>
          <table:table-cell office:value-type="string" calcext:value-type="string">
            <text:p>(2018, 3, 20.761929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6, 1, 1)</text:p>
          </table:table-cell>
          <table:table-cell office:value-type="string" calcext:value-type="string">
            <text:p>(2019, 3, 20.761787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7, 1, 1)</text:p>
          </table:table-cell>
          <table:table-cell office:value-type="string" calcext:value-type="string">
            <text:p>(2020, 3, 19.762226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8, 1, 1)</text:p>
          </table:table-cell>
          <table:table-cell office:value-type="string" calcext:value-type="string">
            <text:p>(2021, 3, 19.76208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79, 1, 1)</text:p>
          </table:table-cell>
          <table:table-cell office:value-type="string" calcext:value-type="string">
            <text:p>(2022, 3, 20.76194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0, 1, 1)</text:p>
          </table:table-cell>
          <table:table-cell office:value-type="string" calcext:value-type="string">
            <text:p>(2023, 3, 20.76180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1, 1, 1)</text:p>
          </table:table-cell>
          <table:table-cell office:value-type="string" calcext:value-type="string">
            <text:p>(2024, 3, 19.76224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2, 1, 1)</text:p>
          </table:table-cell>
          <table:table-cell office:value-type="string" calcext:value-type="string">
            <text:p>(2025, 3, 19.76210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3, 1, 1)</text:p>
          </table:table-cell>
          <table:table-cell office:value-type="string" calcext:value-type="string">
            <text:p>(2026, 3, 20.76196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4, 1, 1)</text:p>
          </table:table-cell>
          <table:table-cell office:value-type="string" calcext:value-type="string">
            <text:p>(2027, 3, 20.76182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5, 1, 1)</text:p>
          </table:table-cell>
          <table:table-cell office:value-type="string" calcext:value-type="string">
            <text:p>(2028, 3, 19.76226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6, 1, 1)</text:p>
          </table:table-cell>
          <table:table-cell office:value-type="string" calcext:value-type="string">
            <text:p>(2029, 3, 19.76212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7, 1, 1)</text:p>
          </table:table-cell>
          <table:table-cell office:value-type="string" calcext:value-type="string">
            <text:p>(2030, 3, 19.76198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8, 1, 1)</text:p>
          </table:table-cell>
          <table:table-cell office:value-type="string" calcext:value-type="string">
            <text:p>(2031, 3, 20.76184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89, 1, 1)</text:p>
          </table:table-cell>
          <table:table-cell office:value-type="string" calcext:value-type="string">
            <text:p>(2032, 3, 19.76228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0, 1, 1)</text:p>
          </table:table-cell>
          <table:table-cell office:value-type="string" calcext:value-type="string">
            <text:p>(2033, 3, 19.76213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1, 1, 1)</text:p>
          </table:table-cell>
          <table:table-cell office:value-type="string" calcext:value-type="string">
            <text:p>(2034, 3, 19.76199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2, 1, 1)</text:p>
          </table:table-cell>
          <table:table-cell office:value-type="string" calcext:value-type="string">
            <text:p>(2035, 3, 20.76185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3, 1, 1)</text:p>
          </table:table-cell>
          <table:table-cell office:value-type="string" calcext:value-type="string">
            <text:p>(2036, 3, 19.76229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4, 1, 1)</text:p>
          </table:table-cell>
          <table:table-cell office:value-type="string" calcext:value-type="string">
            <text:p>(2037, 3, 19.76214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5, 1, 1)</text:p>
          </table:table-cell>
          <table:table-cell office:value-type="string" calcext:value-type="string">
            <text:p>(2038, 3, 19.762007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6, 1, 1)</text:p>
          </table:table-cell>
          <table:table-cell office:value-type="string" calcext:value-type="string">
            <text:p>(2039, 3, 20.76186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7, 1, 1)</text:p>
          </table:table-cell>
          <table:table-cell office:value-type="string" calcext:value-type="string">
            <text:p>(2040, 3, 19.76230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8, 1, 1)</text:p>
          </table:table-cell>
          <table:table-cell office:value-type="string" calcext:value-type="string">
            <text:p>(2041, 3, 19.76216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199, 1, 1)</text:p>
          </table:table-cell>
          <table:table-cell office:value-type="string" calcext:value-type="string">
            <text:p>(2042, 3, 19.76202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0, 1, 1)</text:p>
          </table:table-cell>
          <table:table-cell office:value-type="string" calcext:value-type="string">
            <text:p>(2043, 3, 20.761884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1, 1, 1)</text:p>
          </table:table-cell>
          <table:table-cell office:value-type="string" calcext:value-type="string">
            <text:p>(2044, 3, 19.76174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2, 1, 1)</text:p>
          </table:table-cell>
          <table:table-cell office:value-type="string" calcext:value-type="string">
            <text:p>(2045, 3, 19.76160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3, 1, 1)</text:p>
          </table:table-cell>
          <table:table-cell office:value-type="string" calcext:value-type="string">
            <text:p>(2046, 3, 19.76146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4, 1, 1)</text:p>
          </table:table-cell>
          <table:table-cell office:value-type="string" calcext:value-type="string">
            <text:p>(2047, 3, 20.76190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5, 1, 1)</text:p>
          </table:table-cell>
          <table:table-cell office:value-type="string" calcext:value-type="string">
            <text:p>(2048, 3, 19.76176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6, 1, 1)</text:p>
          </table:table-cell>
          <table:table-cell office:value-type="string" calcext:value-type="string">
            <text:p>(2049, 3, 19.7616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7, 1, 1)</text:p>
          </table:table-cell>
          <table:table-cell office:value-type="string" calcext:value-type="string">
            <text:p>(2050, 3, 19.76147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8, 1, 1)</text:p>
          </table:table-cell>
          <table:table-cell office:value-type="string" calcext:value-type="string">
            <text:p>(2051, 3, 20.76191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09, 1, 1)</text:p>
          </table:table-cell>
          <table:table-cell office:value-type="string" calcext:value-type="string">
            <text:p>(2052, 3, 19.761775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0, 1, 1)</text:p>
          </table:table-cell>
          <table:table-cell office:value-type="string" calcext:value-type="string">
            <text:p>(2053, 3, 19.76163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1, 1, 1)</text:p>
          </table:table-cell>
          <table:table-cell office:value-type="string" calcext:value-type="string">
            <text:p>(2054, 3, 19.76148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2, 1, 1)</text:p>
          </table:table-cell>
          <table:table-cell office:value-type="string" calcext:value-type="string">
            <text:p>(2055, 3, 20.76192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3, 1, 1)</text:p>
          </table:table-cell>
          <table:table-cell office:value-type="string" calcext:value-type="string">
            <text:p>(2056, 3, 19.76178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4, 1, 1)</text:p>
          </table:table-cell>
          <table:table-cell office:value-type="string" calcext:value-type="string">
            <text:p>(2057, 3, 19.76164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5, 1, 1)</text:p>
          </table:table-cell>
          <table:table-cell office:value-type="string" calcext:value-type="string">
            <text:p>(2058, 3, 19.76150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6, 1, 1)</text:p>
          </table:table-cell>
          <table:table-cell office:value-type="string" calcext:value-type="string">
            <text:p>(2059, 3, 19.76194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7, 1, 1)</text:p>
          </table:table-cell>
          <table:table-cell office:value-type="string" calcext:value-type="string">
            <text:p>(2060, 3, 19.76180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8, 1, 1)</text:p>
          </table:table-cell>
          <table:table-cell office:value-type="string" calcext:value-type="string">
            <text:p>(2061, 3, 19.76166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19, 1, 1)</text:p>
          </table:table-cell>
          <table:table-cell office:value-type="string" calcext:value-type="string">
            <text:p>(2062, 3, 19.7615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0, 1, 1)</text:p>
          </table:table-cell>
          <table:table-cell office:value-type="string" calcext:value-type="string">
            <text:p>(2063, 3, 19.76196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1, 1, 1)</text:p>
          </table:table-cell>
          <table:table-cell office:value-type="string" calcext:value-type="string">
            <text:p>(2064, 3, 19.7618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2, 1, 1)</text:p>
          </table:table-cell>
          <table:table-cell office:value-type="string" calcext:value-type="string">
            <text:p>(2065, 3, 19.76168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3, 1, 1)</text:p>
          </table:table-cell>
          <table:table-cell office:value-type="string" calcext:value-type="string">
            <text:p>(2066, 3, 19.76154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tiq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4, 1, 1)</text:p>
          </table:table-cell>
          <table:table-cell office:value-type="string" calcext:value-type="string">
            <text:p>(2067, 3, 19.76198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5, 1, 1)</text:p>
          </table:table-cell>
          <table:table-cell office:value-type="string" calcext:value-type="string">
            <text:p>(2068, 3, 19.76184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6, 1, 1)</text:p>
          </table:table-cell>
          <table:table-cell office:value-type="string" calcext:value-type="string">
            <text:p>(2069, 3, 19.761698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ḍ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7, 1, 1)</text:p>
          </table:table-cell>
          <table:table-cell office:value-type="string" calcext:value-type="string">
            <text:p>(2070, 3, 19.76155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`Id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8, 1, 1)</text:p>
          </table:table-cell>
          <table:table-cell office:value-type="string" calcext:value-type="string">
            <text:p>(2071, 3, 19.761995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ijlā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29, 1, 1)</text:p>
          </table:table-cell>
          <table:table-cell office:value-type="string" calcext:value-type="string">
            <text:p>(2072, 3, 19.76185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230, 1, 1)</text:p>
          </table:table-cell>
          <table:table-cell office:value-type="string" calcext:value-type="string">
            <text:p>(2073, 3, 19.7617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ál</text:p>
          </table:table-cell>
          <table:table-cell office:value-type="string" calcext:value-type="string">
            <text:p>Bahá</text:p>
          </table:table-cell>
          <table:table-cell office:value-type="string" calcext:value-type="string">
            <text:p>False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4T17:38:53.034808976</dc:date>
    <meta:editing-duration>PT20H57M48S</meta:editing-duration>
    <meta:editing-cycles>7</meta:editing-cycles>
    <meta:generator>LibreOffice/6.4.7.2$Linux_X86_64 LibreOffice_project/40$Build-2</meta:generator>
    <meta:document-statistic meta:table-count="1" meta:cell-count="2383" meta:object-count="0"/>
  </office:meta>
</office:document-meta>
</file>